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30073" officeooo:paragraph-rsid="00030073"/>
    </style:style>
    <style:style style:name="P2" style:family="paragraph" style:parent-style-name="Standard">
      <style:text-properties officeooo:rsid="000430ef" officeooo:paragraph-rsid="000430ef"/>
    </style:style>
    <style:style style:name="P3" style:family="paragraph" style:parent-style-name="Standard">
      <style:text-properties fo:font-weight="bold" officeooo:rsid="00030073" officeooo:paragraph-rsid="00030073" style:font-weight-asian="bold" style:font-weight-complex="bold"/>
    </style:style>
    <style:style style:name="P4" style:family="paragraph" style:parent-style-name="Standard">
      <style:text-properties fo:font-weight="bold" officeooo:rsid="0006153e" officeooo:paragraph-rsid="0006153e" style:font-weight-asian="bold" style:font-weight-complex="bold"/>
    </style:style>
    <style:style style:name="P5" style:family="paragraph" style:parent-style-name="Standard">
      <style:paragraph-properties fo:text-align="center" style:justify-single-word="false"/>
      <style:text-properties fo:font-weight="bold" officeooo:rsid="0006153e" officeooo:paragraph-rsid="0006153e" style:font-weight-asian="bold" style:font-weight-complex="bold"/>
    </style:style>
    <style:style style:name="P6" style:family="paragraph" style:parent-style-name="Standard">
      <style:text-properties fo:font-weight="bold" officeooo:rsid="000b1b96" officeooo:paragraph-rsid="000b1b96" style:font-weight-asian="bold" style:font-weight-complex="bold"/>
    </style:style>
    <style:style style:name="P7" style:family="paragraph" style:parent-style-name="Standard">
      <style:text-properties fo:font-weight="bold" officeooo:rsid="00136bbc" officeooo:paragraph-rsid="00136bbc" style:font-weight-asian="bold" style:font-weight-complex="bold"/>
    </style:style>
    <style:style style:name="P8" style:family="paragraph" style:parent-style-name="Standard">
      <style:text-properties fo:font-weight="bold" officeooo:rsid="001618c2" officeooo:paragraph-rsid="001618c2" style:font-weight-asian="bold" style:font-weight-complex="bold"/>
    </style:style>
    <style:style style:name="P9" style:family="paragraph" style:parent-style-name="Standard">
      <style:text-properties fo:font-weight="bold" officeooo:rsid="001954d2" officeooo:paragraph-rsid="001a980e" style:font-weight-asian="bold" style:font-weight-complex="bold"/>
    </style:style>
    <style:style style:name="P10" style:family="paragraph" style:parent-style-name="Standard">
      <style:text-properties fo:font-weight="bold" officeooo:rsid="001ec3b3" officeooo:paragraph-rsid="001ec3b3" style:font-weight-asian="bold" style:font-weight-complex="bold"/>
    </style:style>
    <style:style style:name="P11" style:family="paragraph" style:parent-style-name="Standard">
      <style:text-properties fo:font-weight="normal" officeooo:rsid="0007b1dd" officeooo:paragraph-rsid="0007b1dd" style:font-weight-asian="normal" style:font-weight-complex="normal"/>
    </style:style>
    <style:style style:name="P12" style:family="paragraph" style:parent-style-name="Standard">
      <style:text-properties fo:font-weight="normal" officeooo:rsid="000b1b96" officeooo:paragraph-rsid="000b1b96" style:font-weight-asian="normal" style:font-weight-complex="normal"/>
    </style:style>
    <style:style style:name="P13" style:family="paragraph" style:parent-style-name="Standard">
      <style:text-properties fo:font-weight="normal" officeooo:rsid="000de22f" officeooo:paragraph-rsid="000de22f" style:font-weight-asian="normal" style:font-weight-complex="normal"/>
    </style:style>
    <style:style style:name="P14" style:family="paragraph" style:parent-style-name="Standard">
      <style:text-properties fo:font-style="normal" officeooo:rsid="000430ef" officeooo:paragraph-rsid="000430ef" style:font-style-asian="normal" style:font-style-complex="normal"/>
    </style:style>
    <style:style style:name="P15" style:family="paragraph" style:parent-style-name="Standard">
      <style:text-properties fo:font-style="normal" fo:font-weight="bold" officeooo:rsid="0006153e" officeooo:paragraph-rsid="0006153e" style:font-style-asian="normal" style:font-weight-asian="bold" style:font-style-complex="normal" style:font-weight-complex="bold"/>
    </style:style>
    <style:style style:name="P16" style:family="paragraph" style:parent-style-name="Standard">
      <style:text-properties fo:font-style="normal" fo:font-weight="bold" officeooo:rsid="0007b1dd" officeooo:paragraph-rsid="0007b1dd" style:font-style-asian="normal" style:font-weight-asian="bold" style:font-style-complex="normal" style:font-weight-complex="bold"/>
    </style:style>
    <style:style style:name="P17" style:family="paragraph" style:parent-style-name="Standard">
      <style:text-properties fo:font-style="normal" fo:font-weight="bold" officeooo:rsid="000b1b96" officeooo:paragraph-rsid="000b1b96" style:font-style-asian="normal" style:font-weight-asian="bold" style:font-style-complex="normal" style:font-weight-complex="bold"/>
    </style:style>
    <style:style style:name="P18" style:family="paragraph" style:parent-style-name="Standard">
      <style:text-properties fo:font-style="normal" fo:font-weight="bold" officeooo:rsid="00119b59" officeooo:paragraph-rsid="00119b59" style:font-style-asian="normal" style:font-weight-asian="bold" style:font-style-complex="normal" style:font-weight-complex="bold"/>
    </style:style>
    <style:style style:name="P19" style:family="paragraph" style:parent-style-name="Standard">
      <style:text-properties fo:font-style="normal" fo:font-weight="bold" officeooo:rsid="001d8529" officeooo:paragraph-rsid="001d8529" style:font-style-asian="normal" style:font-weight-asian="bold" style:font-style-complex="normal" style:font-weight-complex="bold"/>
    </style:style>
    <style:style style:name="P20" style:family="paragraph" style:parent-style-name="Standard">
      <style:text-properties fo:font-style="normal" fo:font-weight="bold" officeooo:rsid="001ec3b3" officeooo:paragraph-rsid="001ec3b3" style:font-style-asian="normal" style:font-weight-asian="bold" style:font-style-complex="normal" style:font-weight-complex="bold"/>
    </style:style>
    <style:style style:name="P21" style:family="paragraph" style:parent-style-name="Standard">
      <style:text-properties fo:font-style="normal" fo:font-weight="bold" officeooo:rsid="0021ccc9" officeooo:paragraph-rsid="0021ccc9" style:font-style-asian="normal" style:font-weight-asian="bold" style:font-style-complex="normal" style:font-weight-complex="bold"/>
    </style:style>
    <style:style style:name="P22" style:family="paragraph" style:parent-style-name="Standard">
      <style:text-properties fo:font-style="normal" fo:font-weight="bold" officeooo:rsid="0022aba3" officeooo:paragraph-rsid="0022aba3" style:font-style-asian="normal" style:font-weight-asian="bold" style:font-style-complex="normal" style:font-weight-complex="bold"/>
    </style:style>
    <style:style style:name="P23" style:family="paragraph" style:parent-style-name="Standard">
      <style:text-properties fo:font-style="normal" fo:font-weight="bold" officeooo:rsid="002b3c86" officeooo:paragraph-rsid="002b3c86" style:font-style-asian="normal" style:font-weight-asian="bold" style:font-style-complex="normal" style:font-weight-complex="bold"/>
    </style:style>
    <style:style style:name="P24" style:family="paragraph" style:parent-style-name="Standard">
      <style:text-properties fo:font-style="normal" fo:font-weight="bold" officeooo:rsid="002c972c" officeooo:paragraph-rsid="002c972c" style:font-style-asian="normal" style:font-weight-asian="bold" style:font-style-complex="normal" style:font-weight-complex="bold"/>
    </style:style>
    <style:style style:name="P25" style:family="paragraph" style:parent-style-name="Standard">
      <style:text-properties fo:font-style="normal" fo:font-weight="bold" officeooo:rsid="002d8302" officeooo:paragraph-rsid="002d8302" style:font-style-asian="normal" style:font-weight-asian="bold" style:font-style-complex="normal" style:font-weight-complex="bold"/>
    </style:style>
    <style:style style:name="P26" style:family="paragraph" style:parent-style-name="Standard">
      <style:text-properties fo:font-style="normal" fo:font-weight="normal" officeooo:rsid="0006153e" officeooo:paragraph-rsid="0006153e" style:font-style-asian="normal" style:font-weight-asian="normal" style:font-style-complex="normal" style:font-weight-complex="normal"/>
    </style:style>
    <style:style style:name="P27" style:family="paragraph" style:parent-style-name="Standard">
      <style:text-properties fo:font-style="normal" fo:font-weight="normal" officeooo:rsid="000a16b9" officeooo:paragraph-rsid="0007b1dd" style:font-style-asian="normal" style:font-weight-asian="normal" style:font-style-complex="normal" style:font-weight-complex="normal"/>
    </style:style>
    <style:style style:name="P28" style:family="paragraph" style:parent-style-name="Standard">
      <style:text-properties fo:font-style="normal" fo:font-weight="normal" officeooo:rsid="000b1b96" officeooo:paragraph-rsid="000b1b96" style:font-style-asian="normal" style:font-weight-asian="normal" style:font-style-complex="normal" style:font-weight-complex="normal"/>
    </style:style>
    <style:style style:name="P29" style:family="paragraph" style:parent-style-name="Standard">
      <style:text-properties fo:font-style="normal" fo:font-weight="normal" officeooo:rsid="000bef79" officeooo:paragraph-rsid="000b1b96" style:font-style-asian="normal" style:font-weight-asian="normal" style:font-style-complex="normal" style:font-weight-complex="normal"/>
    </style:style>
    <style:style style:name="P30" style:family="paragraph" style:parent-style-name="Standard">
      <style:text-properties fo:font-style="normal" fo:font-weight="normal" officeooo:rsid="000de22f" officeooo:paragraph-rsid="000de22f" style:font-style-asian="normal" style:font-weight-asian="normal" style:font-style-complex="normal" style:font-weight-complex="normal"/>
    </style:style>
    <style:style style:name="P31" style:family="paragraph" style:parent-style-name="Standard">
      <style:text-properties fo:font-style="normal" fo:font-weight="normal" officeooo:rsid="00119b59" officeooo:paragraph-rsid="00119b59" style:font-style-asian="normal" style:font-weight-asian="normal" style:font-style-complex="normal" style:font-weight-complex="normal"/>
    </style:style>
    <style:style style:name="P32" style:family="paragraph" style:parent-style-name="Standard">
      <style:text-properties fo:font-style="normal" fo:font-weight="normal" officeooo:rsid="00143baa" officeooo:paragraph-rsid="00136bbc" style:font-style-asian="normal" style:font-weight-asian="normal" style:font-style-complex="normal" style:font-weight-complex="normal"/>
    </style:style>
    <style:style style:name="P33" style:family="paragraph" style:parent-style-name="Standard">
      <style:text-properties fo:font-style="normal" fo:font-weight="normal" officeooo:rsid="001618c2" officeooo:paragraph-rsid="001618c2" style:font-style-asian="normal" style:font-weight-asian="normal" style:font-style-complex="normal" style:font-weight-complex="normal"/>
    </style:style>
    <style:style style:name="P34" style:family="paragraph" style:parent-style-name="Standard">
      <style:text-properties fo:font-style="normal" fo:font-weight="normal" officeooo:rsid="001954d2" officeooo:paragraph-rsid="001618c2" style:font-style-asian="normal" style:font-weight-asian="normal" style:font-style-complex="normal" style:font-weight-complex="normal"/>
    </style:style>
    <style:style style:name="P35" style:family="paragraph" style:parent-style-name="Standard">
      <style:text-properties fo:font-style="normal" fo:font-weight="normal" officeooo:rsid="001d245e" officeooo:paragraph-rsid="001a980e" style:font-style-asian="normal" style:font-weight-asian="normal" style:font-style-complex="normal" style:font-weight-complex="normal"/>
    </style:style>
    <style:style style:name="P36" style:family="paragraph" style:parent-style-name="Standard">
      <style:text-properties fo:font-style="normal" fo:font-weight="normal" officeooo:rsid="001d245e" officeooo:paragraph-rsid="001d245e" style:font-style-asian="normal" style:font-weight-asian="normal" style:font-style-complex="normal" style:font-weight-complex="normal"/>
    </style:style>
    <style:style style:name="P37" style:family="paragraph" style:parent-style-name="Standard">
      <style:text-properties fo:font-style="normal" fo:font-weight="normal" officeooo:rsid="001d8529" officeooo:paragraph-rsid="001d8529" style:font-style-asian="normal" style:font-weight-asian="normal" style:font-style-complex="normal" style:font-weight-complex="normal"/>
    </style:style>
    <style:style style:name="P38" style:family="paragraph" style:parent-style-name="Standard">
      <style:text-properties fo:font-style="normal" fo:font-weight="normal" officeooo:rsid="001ec3b3" officeooo:paragraph-rsid="001ec3b3" style:font-style-asian="normal" style:font-weight-asian="normal" style:font-style-complex="normal" style:font-weight-complex="normal"/>
    </style:style>
    <style:style style:name="P39" style:family="paragraph" style:parent-style-name="Standard">
      <style:text-properties fo:font-style="normal" fo:font-weight="normal" officeooo:rsid="001f7201" officeooo:paragraph-rsid="001ec3b3" style:font-style-asian="normal" style:font-weight-asian="normal" style:font-style-complex="normal" style:font-weight-complex="normal"/>
    </style:style>
    <style:style style:name="P40" style:family="paragraph" style:parent-style-name="Standard">
      <style:text-properties fo:font-style="normal" fo:font-weight="normal" officeooo:rsid="0021ccc9" officeooo:paragraph-rsid="0021ccc9" style:font-style-asian="normal" style:font-weight-asian="normal" style:font-style-complex="normal" style:font-weight-complex="normal"/>
    </style:style>
    <style:style style:name="P41" style:family="paragraph" style:parent-style-name="Standard">
      <style:text-properties fo:font-style="normal" fo:font-weight="normal" officeooo:rsid="0022aba3" officeooo:paragraph-rsid="0022aba3" style:font-style-asian="normal" style:font-weight-asian="normal" style:font-style-complex="normal" style:font-weight-complex="normal"/>
    </style:style>
    <style:style style:name="P42" style:family="paragraph" style:parent-style-name="Standard">
      <style:text-properties fo:font-style="normal" fo:font-weight="normal" officeooo:rsid="002b3c86" officeooo:paragraph-rsid="002b3c86" style:font-style-asian="normal" style:font-weight-asian="normal" style:font-style-complex="normal" style:font-weight-complex="normal"/>
    </style:style>
    <style:style style:name="P43" style:family="paragraph" style:parent-style-name="Standard">
      <style:text-properties fo:font-style="normal" fo:font-weight="normal" officeooo:rsid="002c972c" officeooo:paragraph-rsid="002d8302" style:font-style-asian="normal" style:font-weight-asian="normal" style:font-style-complex="normal" style:font-weight-complex="normal"/>
    </style:style>
    <style:style style:name="P44" style:family="paragraph" style:parent-style-name="Standard">
      <style:text-properties officeooo:paragraph-rsid="003446f5"/>
    </style:style>
    <style:style style:name="P45" style:family="paragraph" style:parent-style-name="Standard">
      <style:text-properties fo:font-style="normal" fo:font-weight="normal" officeooo:rsid="002d8302" officeooo:paragraph-rsid="002d8302" style:font-style-asian="normal" style:font-weight-asian="normal" style:font-style-complex="normal" style:font-weight-complex="normal"/>
    </style:style>
    <style:style style:name="P46" style:family="paragraph" style:parent-style-name="Standard">
      <style:text-properties fo:font-style="normal" fo:font-weight="normal" officeooo:rsid="00388516" officeooo:paragraph-rsid="00388516" style:font-style-asian="normal" style:font-weight-asian="normal" style:font-style-complex="normal" style:font-weight-complex="normal"/>
    </style:style>
    <style:style style:name="P47" style:family="paragraph" style:parent-style-name="Standard">
      <style:text-properties fo:font-style="normal" fo:font-weight="bold" officeooo:rsid="00388516" officeooo:paragraph-rsid="00388516" style:font-style-asian="normal" style:font-weight-asian="bold" style:font-style-complex="normal" style:font-weight-complex="bold"/>
    </style:style>
    <style:style style:name="T1" style:family="text">
      <style:text-properties officeooo:rsid="000430e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4e87f" style:font-style-asian="normal" style:font-style-complex="normal"/>
    </style:style>
    <style:style style:name="T5" style:family="text">
      <style:text-properties fo:font-style="normal" officeooo:rsid="000a16b9" style:font-style-asian="normal" style:font-style-complex="normal"/>
    </style:style>
    <style:style style:name="T6" style:family="text">
      <style:text-properties fo:font-style="normal" officeooo:rsid="000bef79" style:font-style-asian="normal" style:font-style-complex="normal"/>
    </style:style>
    <style:style style:name="T7" style:family="text">
      <style:text-properties fo:font-style="normal" officeooo:rsid="000ccfd2" style:font-style-asian="normal" style:font-style-complex="normal"/>
    </style:style>
    <style:style style:name="T8" style:family="text">
      <style:text-properties fo:font-style="normal" officeooo:rsid="000fb766" style:font-style-asian="normal" style:font-style-complex="normal"/>
    </style:style>
    <style:style style:name="T9" style:family="text">
      <style:text-properties fo:font-style="normal" officeooo:rsid="00143baa" style:font-style-asian="normal" style:font-style-complex="normal"/>
    </style:style>
    <style:style style:name="T10" style:family="text">
      <style:text-properties fo:font-style="normal" officeooo:rsid="0017641b"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b1b96" style:font-style-asian="normal" style:font-weight-asian="normal" style:font-style-complex="normal" style:font-weight-complex="normal"/>
    </style:style>
    <style:style style:name="T13" style:family="text">
      <style:text-properties fo:font-style="normal" fo:font-weight="normal" officeooo:rsid="00143baa" style:font-style-asian="normal" style:font-weight-asian="normal" style:font-style-complex="normal" style:font-weight-complex="normal"/>
    </style:style>
    <style:style style:name="T14" style:family="text">
      <style:text-properties fo:font-style="normal" fo:font-weight="normal" officeooo:rsid="001618c2" style:font-style-asian="normal" style:font-weight-asian="normal" style:font-style-complex="normal" style:font-weight-complex="normal"/>
    </style:style>
    <style:style style:name="T15" style:family="text">
      <style:text-properties fo:font-style="normal" fo:font-weight="normal" officeooo:rsid="0017641b" style:font-style-asian="normal" style:font-weight-asian="normal" style:font-style-complex="normal" style:font-weight-complex="normal"/>
    </style:style>
    <style:style style:name="T16" style:family="text">
      <style:text-properties fo:font-style="normal" fo:font-weight="normal" officeooo:rsid="001954d2" style:font-style-asian="normal" style:font-weight-asian="normal" style:font-style-complex="normal" style:font-weight-complex="normal"/>
    </style:style>
    <style:style style:name="T17" style:family="text">
      <style:text-properties fo:font-style="normal" fo:font-weight="normal" officeooo:rsid="001a980e" style:font-style-asian="normal" style:font-weight-asian="normal" style:font-style-complex="normal" style:font-weight-complex="normal"/>
    </style:style>
    <style:style style:name="T18" style:family="text">
      <style:text-properties fo:font-style="normal" fo:font-weight="normal" officeooo:rsid="001acdd5" style:font-style-asian="normal" style:font-weight-asian="normal" style:font-style-complex="normal" style:font-weight-complex="normal"/>
    </style:style>
    <style:style style:name="T19" style:family="text">
      <style:text-properties fo:font-style="normal" fo:font-weight="normal" officeooo:rsid="001bd976" style:font-style-asian="normal" style:font-weight-asian="normal" style:font-style-complex="normal" style:font-weight-complex="normal"/>
    </style:style>
    <style:style style:name="T20" style:family="text">
      <style:text-properties fo:font-style="normal" fo:font-weight="normal" officeooo:rsid="001d245e" style:font-style-asian="normal" style:font-weight-asian="normal" style:font-style-complex="normal" style:font-weight-complex="normal"/>
    </style:style>
    <style:style style:name="T21" style:family="text">
      <style:text-properties fo:font-style="normal" fo:font-weight="normal" officeooo:rsid="001f7201" style:font-style-asian="normal" style:font-weight-asian="normal" style:font-style-complex="normal" style:font-weight-complex="normal"/>
    </style:style>
    <style:style style:name="T22" style:family="text">
      <style:text-properties fo:font-style="normal" fo:font-weight="normal" officeooo:rsid="002d8302" style:font-style-asian="normal" style:font-weight-asian="normal" style:font-style-complex="normal" style:font-weight-complex="normal"/>
    </style:style>
    <style:style style:name="T23" style:family="text">
      <style:text-properties officeooo:rsid="0006153e"/>
    </style:style>
    <style:style style:name="T24" style:family="text">
      <style:text-properties fo:font-weight="normal" officeooo:rsid="0006153e" style:font-weight-asian="normal" style:font-weight-complex="normal"/>
    </style:style>
    <style:style style:name="T25" style:family="text">
      <style:text-properties officeooo:rsid="00207381"/>
    </style:style>
    <style:style style:name="T26" style:family="text">
      <style:text-properties officeooo:rsid="002318c1"/>
    </style:style>
    <style:style style:name="T27" style:family="text">
      <style:text-properties fo:font-weight="bold" officeooo:rsid="002318c1" style:font-weight-asian="bold" style:font-weight-complex="bold"/>
    </style:style>
    <style:style style:name="T28" style:family="text">
      <style:text-properties fo:font-weight="bold" officeooo:rsid="002d8302" style:font-weight-asian="bold" style:font-weight-complex="bold"/>
    </style:style>
    <style:style style:name="T29" style:family="text">
      <style:text-properties officeooo:rsid="00284a4c"/>
    </style:style>
    <style:style style:name="T30" style:family="text">
      <style:text-properties officeooo:rsid="002d8302"/>
    </style:style>
    <style:style style:name="T31" style:family="text">
      <style:text-properties fo:color="#000000" style:font-name="Liberation Serif" fo:font-size="12pt" fo:font-style="normal" fo:font-weight="normal" officeooo:rsid="002d8302" style:font-style-asian="normal" style:font-weight-asian="normal" style:font-style-complex="normal" style:font-weight-complex="normal"/>
    </style:style>
    <style:style style:name="T32" style:family="text">
      <style:text-properties fo:color="#000000" style:font-name="Liberation Serif" fo:font-size="12pt" fo:font-style="normal" fo:font-weight="normal" officeooo:rsid="002f1543" style:font-style-asian="normal" style:font-weight-asian="normal" style:font-style-complex="normal" style:font-weight-complex="normal"/>
    </style:style>
    <style:style style:name="T33" style:family="text">
      <style:text-properties fo:color="#000000" style:font-name="Liberation Serif" fo:font-size="12pt" fo:font-style="normal" fo:font-weight="normal" officeooo:rsid="0030af69" style:font-style-asian="normal" style:font-weight-asian="normal" style:font-style-complex="normal" style:font-weight-complex="normal"/>
    </style:style>
    <style:style style:name="T34" style:family="text">
      <style:text-properties fo:color="#000000" style:font-name="Liberation Serif" fo:font-size="12pt" fo:font-style="normal" fo:font-weight="normal" officeooo:rsid="003446f5" style:font-style-asian="normal" style:font-weight-asian="normal" style:font-style-complex="normal" style:font-weight-complex="normal"/>
    </style:style>
    <style:style style:name="T35" style:family="text">
      <style:text-properties fo:color="#000000" style:font-name="Liberation Serif" fo:font-size="12pt" fo:font-style="normal" fo:font-weight="normal" officeooo:rsid="0035d81a" style:font-style-asian="normal" style:font-weight-asian="normal" style:font-style-complex="normal" style:font-weight-complex="normal"/>
    </style:style>
    <style:style style:name="T36" style:family="text">
      <style:text-properties fo:color="#000000" style:font-name="Liberation Serif" fo:font-size="12pt" fo:font-style="normal" fo:font-weight="normal" officeooo:rsid="003612cf"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epler-TESS Hyperparameter Optimization</text:p>
      <text:p text:style-name="P5"/>
      <text:p text:style-name="P3"/>
      <text:p text:style-name="P3">May 7 2019</text:p>
      <text:p text:style-name="P1"/>
      <text:p text:style-name="P1">The results achieved in the <text:span text:style-name="T23">hyperparameter optimization (</text:span>HPO<text:span text:style-name="T23">)</text:span> study using the BOHB HP<text:span text:style-name="T24">B</text:span>andster algorithm are below the ones presented by Shallue in the paper <text:span text:style-name="T2">“Identifying Exoplanets with Deep Learning”</text:span>. The AUC ROC values obtained are close, but the precision and recall values are significantly lower (around %5 less). <text:s/>Possible reasons for this difference are:</text:p>
      <text:p text:style-name="P1">1) The threshold used as default to compute these metrics, 0.5, is not adequate to our models. There is a shift in the distribution of the scores of the models and this could be due to the use of a different activation function – Leaky ReLU instead of ReLU, as it is stated in the paper;</text:p>
      <text:p text:style-name="P1">2) The hyperparameter optimization algorithm used in the Google Vizier framework is <text:span text:style-name="T1">better at finding good configurations than ours OR we should test other values for the BOHB parameters: perhaps run more iterations, or perform even more studies.</text:span></text:p>
      <text:p text:style-name="P2">We decided to focus on reason 1) and try to reproduce their architecture fixed parameters based on the paper and <text:span text:style-name="T2">github</text:span> page:</text:p>
      <text:p text:style-name="P2">- Removed the L2 regularization in the FC hidden layers;</text:p>
      <text:p text:style-name="P2">- Replaced Leaky ReLU by ReLU;</text:p>
      <text:p text:style-name="P2">- Removed batch normalization;</text:p>
      <text:p text:style-name="P2">- Replaced <text:span text:style-name="T3">He weight initialization in the convolutional layers by Glorot </text:span><text:span text:style-name="T4">initialization</text:span><text:span text:style-name="T3">.</text:span></text:p>
      <text:p text:style-name="P14"/>
      <text:p text:style-name="P15">May 8 2019</text:p>
      <text:p text:style-name="P26"/>
      <text:p text:style-name="P4"><text:span text:style-name="T11">Running HPO study </text:span><text:span text:style-name="T12">(study_3) </text:span><text:span text:style-name="T11">with the changes referred previously. Tried to add ROC curves, but without success: for some reason, the TP, FP, TN and FN Tensorflow metrics do not yield a tensor, but rather a variable.</text:span></text:p>
      <text:p text:style-name="P26"/>
      <text:p text:style-name="P16">May 10 2019</text:p>
      <text:p text:style-name="P16"/>
      <text:p text:style-name="P11"><text:span text:style-name="T3">The results were similar. By adding the recall metric to the results json file, we could confirm the expected trade-off behavior in terms of precision and recall in the models trained. Although we can obtain models with ROC AUC values similar to Shallue's best model, either the precision or recall for our models is significantly below the values reported by him. </text:span><text:span text:style-name="T5">I confirmed that the evaluation metric used in Shallue's studies is ROC AUC.</text:span></text:p>
      <text:p text:style-name="P27"/>
      <text:p text:style-name="P6"><text:span text:style-name="T5">M</text:span><text:span text:style-name="T3">ay 13 2019</text:span></text:p>
      <text:p text:style-name="P17"/>
      <text:p text:style-name="P12"><text:span text:style-name="T3">The configuration space had one hyperparameter that was not being used (decay rate), adding one extra dimension not needed. The values reported by the BOHB study are now the values associated with the epoch in which the model achieved the highest performance on the validation set according to the evaluation metric (ROC AUC). Still, BOHB uses the evaluation metric from the last epoch to rank the different models. Changes performed for this new HPO study </text:span><text:span text:style-name="T8">(study_4)</text:span><text:span text:style-name="T3">:</text:span></text:p>
      <text:p text:style-name="P28">- Removed the decay rate from the configuration space;</text:p>
      <text:p text:style-name="P28">- Changed values reported by the BOHB study;</text:p>
      <text:p text:style-name="P12"><text:span text:style-name="T3">- </text:span><text:span text:style-name="T6">Added data augmentation: same data augmentation performed by Shallue. Random horizontal reflections were applied to the light curves during training (probability of 0.5). </text:span><text:span text:style-name="T7">The number of data points remains the same</text:span><text:span text:style-name="T6">;</text:span></text:p>
      <text:p text:style-name="P29">- Added plots of precision and recall for the validation and test sets;</text:p>
      <text:p text:style-name="P13"><text:soft-page-break/><text:span text:style-name="T6">- R</text:span><text:span text:style-name="T3">OC AUC is computed using 1000 threshold points (the same number used by Shallue) instead of the default 200.</text:span></text:p>
      <text:p text:style-name="P30"/>
      <text:p text:style-name="P18">May 14 2019</text:p>
      <text:p text:style-name="P31"/>
      <text:p text:style-name="P7"><text:span text:style-name="T11">The test set results for the ensemble show that although previous studies achieved marginally worse results in terms of ROC AUC, either the precision or recall values were significantly worse (about 0.05 below). The ROC AUC is not significantly sensitive to </text:span><text:span text:style-name="T14">these</text:span><text:span text:style-name="T11"> differences, however, it is possible to observe that the PR AUC (also called average precision) is, in fact, a more descriptive metric of the relationship between precision and recall. Hence, a new study (study_5) was performed using this metric </text:span><text:span text:style-name="T13">as loss to the BOHB study.</text:span></text:p>
      <text:p text:style-name="P32"/>
      <text:p text:style-name="P8"><text:span text:style-name="T9">M</text:span><text:span text:style-name="T3">ay 1</text:span><text:span text:style-name="T10">7</text:span><text:span text:style-name="T3"> 2019</text:span></text:p>
      <text:p text:style-name="P33"/>
      <text:p text:style-name="P8"><text:span text:style-name="T11">The </text:span><text:span text:style-name="T15">results improved significantly in terms of recall (~1%) while the other performance metrics stayed approximately the same. A new study (study_6) was developed using as “warm-up” study_5. The minimum budget was raised to 32, since we do not expect to reach good points in the loss function with less epochs (8 and 16). The maximum budget was raised to 512 to give more resources to the more complex models. The new study uses the previous results to recover the probability distribution estimates it had previously. </text:span><text:span text:style-name="T16">The results were encouraging, since we were able to achieve a similar recall and marginally worse accuracy without hindering the remaining metrics. This study showed that using the BOHB algorithm we are able to reproduce the results that Shallue obtained using the Google Vizier framework. Using this as starting point, we can now work on changes on the architecture in order to increase the performance of our processed-light-curve-to-prediction models.</text:span></text:p>
      <text:p text:style-name="P34"/>
      <text:p text:style-name="P9"><text:span text:style-name="T11">We should also think about </text:span><text:span text:style-name="T17">which metric is used for the HPO loss: what are we striving for? Do we favor precision over recall? Or vice-versa? Are we interested in selecting an optimal threshold? How to choose it (f-score metric)? Should we report precision and recall metrics for threshold at 0.5 or for the optimal threshold selected for the validation set?</text:span></text:p>
      <text:p text:style-name="P9"><text:span text:style-name="T17">For the studies conducted, the results reported were not, for the most part, from the model picked by the BOHB. Often, those </text:span><text:span text:style-name="T18">best </text:span><text:span text:style-name="T17">models, although having </text:span><text:span text:style-name="T19">a</text:span><text:span text:style-name="T17"> </text:span><text:span text:style-name="T18">similar</text:span><text:span text:style-name="T17"> ROC/PR AUC <text:s/>for the </text:span><text:span text:style-name="T18">test set</text:span><text:span text:style-name="T17"> ended up having either a </text:span><text:span text:style-name="T18">significantly </text:span><text:span text:style-name="T17">lower precision </text:span><text:span text:style-name="T18">or</text:span><text:span text:style-name="T17"> recall at 0.5 than Shallue's model, </text:span><text:span text:style-name="T18">and thus also a lower accuracy. </text:span><text:span text:style-name="T19">Given that, I looked through the configurations, </text:span><text:span text:style-name="T20">checking their performance on the test set, choosing those that seemed more promising, i.e., those that achieved a similar recall value as Shallue for the test set. This does not mean that the models chosen by the HPO algorithm are worse, since we need to define what we pretend. Those models might achieve a higher precision and recall for the test set using a different threshold than 0.5.</text:span></text:p>
      <text:p text:style-name="P35"/>
      <text:p text:style-name="P36">Is the ROC/PR AUC a measure of the separation between the classes' test set distributions? Should we use weighted f-score to give appropriate weight to the precision and recall?</text:p>
      <text:p text:style-name="P36"/>
      <text:p text:style-name="P19">May 20 2019</text:p>
      <text:p text:style-name="P37"/>
      <text:p text:style-name="P38">A new study (study_7) was performed by setting the maximum budget to 50 epochs, in order to compare with Shallue's best configuration, since he trained the models on 50 epochs. By using a maximum budget of 50 epochs, we are trying to find the configuration that best performs for this number of epochs. <text:span text:style-name="T25">The optimization metric was set to ROC AUC again.</text:span></text:p>
      <text:p text:style-name="P38"/>
      <text:p text:style-name="P20">May 21 2019</text:p>
      <text:p text:style-name="P38"><text:soft-page-break/></text:p>
      <text:p text:style-name="P10"><text:span text:style-name="T11">The results were similar to the ones achieved before. A new study (study_8) was started using study_7 as a warm-up. The number of iterations was set to 200, which corresponds to the evaluation of 1650 models. As Shallue mentioned in the paper, their HPO studies </text:span><text:span text:style-name="T21">trained “several thousand models”, so we are trying to perform HPO studies that provide estimates on the same order of magnitude, at least. Previously, we were running studies that trained a few hundreds of models (max 400).</text:span></text:p>
      <text:p text:style-name="P39"/>
      <text:p text:style-name="P21">May 24 2019</text:p>
      <text:p text:style-name="P21"/>
      <text:p text:style-name="P40">A new study (study_9) was started using study_8 as a warm-up with the same number of iterations as the previous study.</text:p>
      <text:p text:style-name="P40"/>
      <text:p text:style-name="P22">May 29-<text:span text:style-name="T29">30</text:span> 2019</text:p>
      <text:p text:style-name="P22"/>
      <text:p text:style-name="P41">In order to study BOHB performance, we decided to run two new studies using Bayesian Optimization (without Hyperband) and Random Search using as budget 50 epochs. We ran both <text:span text:style-name="T26">for 400 iterations</text:span><text:span text:style-name="T27"> </text:span><text:span text:style-name="T26">which gives a total budget of </text:span><text:span text:style-name="T28">400*3*50=60k epochs</text:span><text:span text:style-name="T26">. In order to compare with BOHB, we also ran a new BOHB study </text:span><text:span text:style-name="T28">study_bohb</text:span><text:span text:style-name="T26"> with the same total budget, using 106</text:span><text:span text:style-name="T27"> </text:span><text:span text:style-name="T26">and parameters eta=2, bmin=5 and bmax=50 (budgets={6, 12, 25, 50}. The optimization metric used was PR AUC and to curb some of the uncertainty introduced by the random parameters initialization and shuffling batch data, we average the performance of 3 models for each configuration tested. Saving performance metrics and loss in every epoch for every model in the ensemble, as well as median and MAD values. Median and MAD values were chosen since we have a small number of samples (3 models), and these statistics of central tendency and deviation are more robust to outliers than the mean and mode (mode would not even work, since we are talking about continuous ranges). We do not know if the metrics' distributions are even normal, so if they are skewed median and MAD are better estimates.</text:span></text:p>
      <text:p text:style-name="P41"/>
      <text:p text:style-name="P23">May 31 2019</text:p>
      <text:p text:style-name="P42"/>
      <text:p text:style-name="P42">Running ensembles for studies study_8 and study_9.</text:p>
      <text:p text:style-name="P37"/>
      <text:p text:style-name="P24">June 3-4 2019</text:p>
      <text:p text:style-name="P24"/>
      <text:p text:style-name="P43">Random Search study “study_rs” finished. 399 out of 400 iterations defined were completed before running out of job time (3 days). Out of the 399 configurations tested, 360 were valid. We can compare this study with study_7 in terms of number of iterations (although in terms of total budget study_7 used less). The best configuration found in study_7 shows slightly better averaged performance than the one in study_rs, which hints that the model based approach has its advantages, <text:span text:style-name="T30">although for study_7 we did not use performance averaging.</text:span></text:p>
      <text:p text:style-name="P43"/>
      <text:p text:style-name="P25">June 5 2019</text:p>
      <text:p text:style-name="P43"/>
      <text:p text:style-name="P44"><text:span text:style-name="T22">Running study_bo with 200 iterations (incorrectly chose 200 instead of 400... could do a follow-up study using this one as warmup...). Running </text:span><text:span text:style-name="T31">study_bohb_dr25_tcert_spline </text:span><text:span text:style-name="T32">using 2 nodes*4 gpus=8 configurations simultaneously. </text:span><text:span text:style-name="T33">The study was run for 72 hours, evaluating 824 configurations. </text:span><text:span text:style-name="T34">A minimum and maximum budgets of 5 and 50 were used, respectively. PR AUC was used as optimization loss. </text:span><text:span text:style-name="T35">400 iterations were submitted and for each configuration 3 models were trained, using the sample median as estimate of the performance of the configurations. </text:span><text:span text:style-name="T34">Another study, “</text:span><text:span text:style-name="T31">study_bohb_dr25_tcert_spline</text:span><text:span text:style-name="T34">2” was run for 72 hours using 1 node </text:span><text:span text:style-name="T36">using the </text:span><text:span text:style-name="T34">previous study as warm-</text:span><text:soft-page-break/><text:span text:style-name="T34">up.</text:span></text:p>
      <text:p text:style-name="P45"/>
      <text:p text:style-name="P47">June 17 2019</text:p>
      <text:p text:style-name="P46"/>
      <text:p text:style-name="P46">Training models for study “study_bohb” and “study_bohb_dr25_tcert_spline2” to check if distribution of false positives changes, since it might be due to incorrect labeling in DR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6:38:33.011116612</meta:creation-date>
    <dc:date>2019-06-17T18:23:34.737651460</dc:date>
    <meta:editing-duration>P6DT7H35M9S</meta:editing-duration>
    <meta:editing-cycles>22</meta:editing-cycles>
    <meta:generator>LibreOffice/5.3.6.1$Linux_X86_64 LibreOffice_project/30$Build-1</meta:generator>
    <meta:document-statistic meta:table-count="0" meta:image-count="0" meta:object-count="0" meta:page-count="4" meta:paragraph-count="44" meta:word-count="1555" meta:character-count="9387" meta:non-whitespace-character-count="7873"/>
  </office:meta>
</office:document-meta>
</file>